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, EmojiFont, 'Apple Color Emoji', 'Segoe UI Emoji', NotoColorEmoji, 'Segoe UI Symbol', 'Android Emoji', EmojiSymbols"/>
    <style:font-face style:name="Mangal1" svg:font-family="Manga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6pt" fo:font-weight="bold" style:font-size-asian="16pt" style:font-weight-asian="bold" style:font-size-complex="16pt"/>
    </style:style>
    <style:style style:name="P2" style:family="paragraph" style:parent-style-name="Default">
      <style:paragraph-properties fo:margin-left="0in" fo:margin-right="0in" fo:line-height="150%" fo:text-align="justify" style:justify-single-word="false" fo:text-indent="0in" style:auto-text-indent="false" style:writing-mode="lr-tb"/>
      <style:text-properties style:use-window-font-color="true" style:font-name="Times New Roman" fo:font-size="16pt" fo:font-weight="normal" style:font-size-asian="16pt" style:font-weight-asian="normal" style:font-size-complex="16pt" style:font-weight-complex="normal"/>
    </style:style>
    <style:style style:name="P3" style:family="paragraph" style:parent-style-name="Default">
      <style:paragraph-properties fo:margin-left="0in" fo:margin-right="0in" fo:line-height="150%" fo:text-align="justify" style:justify-single-word="false" fo:text-indent="0.5in" style:auto-text-indent="false" style:writing-mode="lr-tb"/>
    </style:style>
    <style:style style:name="P4" style:family="paragraph" style:parent-style-name="Default">
      <style:paragraph-properties fo:margin-left="0in" fo:margin-right="0in" fo:line-height="150%" fo:text-align="justify" style:justify-single-word="false" fo:text-indent="0.5in" style:auto-text-indent="false" style:writing-mode="lr-tb"/>
      <style:text-properties officeooo:paragraph-rsid="0021b180"/>
    </style:style>
    <style:style style:name="P5" style:family="paragraph" style:parent-style-name="Default">
      <style:paragraph-properties fo:margin-left="0in" fo:margin-right="0in" fo:line-height="150%" fo:text-align="justify" style:justify-single-word="false" fo:text-indent="0.5in" style:auto-text-indent="false" style:writing-mode="lr-tb"/>
      <style:text-properties officeooo:paragraph-rsid="0029fa0c"/>
    </style:style>
    <style:style style:name="P6" style:family="paragraph" style:parent-style-name="Default">
      <style:paragraph-properties fo:margin-left="0in" fo:margin-right="0in" fo:line-height="150%" fo:text-align="justify" style:justify-single-word="false" fo:text-indent="0.5in" style:auto-text-indent="false" style:writing-mode="lr-tb"/>
      <style:text-properties officeooo:paragraph-rsid="002b397d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1" fo:break-before="auto" fo:break-after="auto" style:writing-mode="lr-tb"/>
      <style:text-properties style:font-name="Times New Roman" fo:font-size="16pt" fo:font-weight="bold" style:font-size-asian="16pt" style:font-weight-asian="bold" style:font-size-complex="16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b1ad4" style:font-size-asian="14pt" style:font-size-complex="14pt"/>
    </style:style>
    <style:style style:name="T3" style:family="text">
      <style:text-properties style:font-name="Times New Roman" fo:font-size="14pt" officeooo:rsid="00202717" style:font-size-asian="14pt" style:font-size-complex="14pt"/>
    </style:style>
    <style:style style:name="T4" style:family="text">
      <style:text-properties style:font-name="Times New Roman" fo:font-size="14pt" officeooo:rsid="00269a35" style:font-size-asian="14pt" style:font-size-complex="14pt"/>
    </style:style>
    <style:style style:name="T5" style:family="text">
      <style:text-properties style:font-name="Times New Roman" fo:font-size="14pt" officeooo:rsid="0022e6e3" style:font-size-asian="14pt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1b1ad4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6fc9" style:font-name="Calibri" fo:font-size="12pt" fo:letter-spacing="normal" fo:font-style="normal" fo:font-weight="normal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59149" style:font-size-asian="14pt" style:font-size-complex="14pt"/>
    </style:style>
    <style:style style:name="T11" style:family="text">
      <style:text-properties fo:font-size="14pt" officeooo:rsid="00269a35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KNOWLEDGEMENTS</text:p>
      <text:p text:style-name="P1"/>
      <text:p text:style-name="P2"><text:tab/><text:span text:style-name="T9">First of all I would like to thank to my parents who mainly supported me </text:span><text:span text:style-name="T11">with funding</text:span><text:span text:style-name="T9"> to complete this thesis and thank for their great kindness, </text:span><text:span text:style-name="T10">love</text:span><text:span text:style-name="T9"> and encouragements. Without th</text:span><text:span text:style-name="T11">eir</text:span><text:span text:style-name="T9"> financial support, I would not be able to complete my Masters’ program.</text:span></text:p>
      <text:p text:style-name="P3"><text:span text:style-name="T1">I would like to thank and pay respect to </text:span><text:span text:style-name="T6">Dr. Moe Pwint</text:span><text:span text:style-name="T1">, Rector of the University of Computer Studies, Mandalay, for allowing me to develop this thesis and giving me general guidance during the period of study. </text:span></text:p>
      <text:p text:style-name="P4"><text:span text:style-name="T1">My thanks and respects go to </text:span><text:span text:style-name="T6">Dr. Myat Myat Min</text:span><text:span text:style-name="T1">, Professor, Head of Faculty of Computer Science, the University of Computer Studies, Mandalay, for her invaluable guidance and administrative support, as Dean of Master Course, throughout the development of the thesis. </text:span></text:p>
      <text:p text:style-name="P5"><text:span text:style-name="T1">I am deeply thankful to my supervisor, </text:span><text:span text:style-name="T6">Dr. </text:span><text:span text:style-name="T7">Aye Thida</text:span><text:span text:style-name="T1">, Professor, </text:span><text:span text:style-name="T3">Artificial Intelligence Lab,</text:span><text:span text:style-name="T8"> </text:span><text:span text:style-name="T1">Faculty of </text:span><text:span text:style-name="T2">Computer</text:span><text:span text:style-name="T1"> Science, the University of Computer Studies, Mandalay for her encouragement, detailed guidance, invaluable recommendations, <text:s/>patient supervision and support during my time in the University of Computer Studies, Mandalay, for my Masters’ program. I am both honored and grateful to have </text:span><text:span text:style-name="T4">her</text:span><text:span text:style-name="T1"> as my supervisor without whom I would not be able to complete my Masters’ program.</text:span></text:p>
      <text:p text:style-name="P6"><text:span text:style-name="T1">I also would like to express very special thanks to <text:s text:c="20"/>, Lecturer, Department of Language, the University of Computer Studies, Mandalay, for editing my thesis from the language point of view. Finally, thanks are also extended especially to all my teachers, seniors </text:span><text:span text:style-name="T5">and </text:span><text:span text:style-name="T1">staffs for their encouragement and cooperative help for the completion of this thesis disser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, EmojiFont, 'Apple Color Emoji', 'Segoe UI Emoji', NotoColorEmoji, 'Segoe UI Symbol', 'Android Emoji', EmojiSymbols"/>
    <style:font-face style:name="Mangal1" svg:font-family="Mangal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1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i" style:print-orientation="portrait" fo:margin-top="1in" fo:margin-bottom="0.5in" fo:margin-left="1.5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6:57:00</meta:creation-date>
    <dc:date>2019-12-16T19:22:23.825540367</dc:date>
    <meta:editing-duration>PT21M14S</meta:editing-duration>
    <meta:editing-cycles>13</meta:editing-cycles>
    <meta:generator>LibreOffice/6.2.3.2$Linux_X86_64 LibreOffice_project/aecc05fe267cc68dde00352a451aa867b3b546ac</meta:generator>
    <meta:initial-creator>Yong Ket Wei</meta:initial-creator>
    <meta:document-statistic meta:table-count="0" meta:image-count="0" meta:object-count="0" meta:page-count="1" meta:paragraph-count="7" meta:word-count="254" meta:character-count="1621" meta:non-whitespace-character-count="1349"/>
  </office:meta>
</office:document-meta>
</file>